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837FC20745E889F4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!-- front table -->
    <style:style style:name="Table1" style:family="table">
      <style:table-properties style:width="11.0097in" table:align="margins"/>
    </style:style>
    <style:style style:name="Table1.A" style:family="table-column">
      <style:table-column-properties style:column-width="5.5049in" style:rel-column-width="32767*"/>
    </style:style>
    <style:style style:name="Table1.B" style:family="table-column">
      <style:table-column-properties style:column-width="5.5049in" style:rel-column-width="32768*"/>
    </style:style>
    <style:style style:name="Table1.1" style:family="table-row">
      <style:table-row-properties style:row-height="4in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!-- back table -->
    <style:style style:name="Table2" style:family="table">
      <style:table-properties style:width="11.0097in" table:align="margins"/>
    </style:style>
    <style:style style:name="Table2.A" style:family="table-column">
      <style:table-column-properties style:column-width="5.5049in" style:rel-column-width="32767*"/>
    </style:style>
    <style:style style:name="Table2.B" style:family="table-column">
      <style:table-column-properties style:column-width="5.5049in" style:rel-column-width="32768*"/>
    </style:style>
    <style:style style:name="Table2.1" style:family="table-row">
      <style:table-row-properties style:row-height="4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/>
    </style:style>
    <!-- back table content -->
    <style:style style:name="Table3" style:family="table">
      <style:table-properties style:width="5.4639in" table:align="margins" style:shadow="none"/>
    </style:style>
    <style:style style:name="Table3.A" style:family="table-column">
      <style:table-column-properties style:column-width="2.7319in" style:rel-column-width="32767*"/>
    </style:style>
    <style:style style:name="Table3.B" style:family="table-column">
      <style:table-column-properties style:column-width="2.7319in" style:rel-column-width="32768*"/>
    </style:style>
    <style:style style:name="Table3.1" style:family="table-row">
      <style:table-row-properties style:row-height="0.5in"/>
    </style:style>
    <style:style style:name="Table3.A1" style:family="table-cell">
      <style:table-cell-properties style:vertical-align="middle" fo:padding="0.0382in" fo:border-left="none" fo:border-right="none" fo:border-top="none" fo:border-bottom="0.05pt dashed #000000"/>
    </style:style>
    <style:style style:name="Table3.A2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-left="none" fo:border-right="none" fo:border-top="0.05pt dashed #000000" fo:border-bottom="none"/>
    </style:style>
    <!-- front cel -->
    <style:style style:name="P0" style:family="paragraph" style:parent-style-name="Table_20_Contents">
      <style:paragraph-properties fo:text-align="center" style:justify-single-word="false"/>
      <style:text-properties fo:font-size="24pt" officeooo:rsid="001f0886" officeooo:paragraph-rsid="001f0886" style:font-size-asian="24pt" style:font-size-complex="24pt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!-- back cel header -->
    <style:style style:name="P1" style:family="paragraph" style:parent-style-name="Table_20_Contents">
      <style:paragraph-properties fo:text-align="center" style:justify-single-word="false"/>
      <style:text-properties fo:font-size="16pt" officeooo:rsid="001f0886" officeooo:paragraph-rsid="001f0886" style:font-size-asian="16pt" style:font-size-complex="16pt"/>
    </style:style>
    <style:style style:name="P2" style:family="paragraph" style:parent-style-name="Table_20_Contents">
      <style:paragraph-properties fo:text-align="end" style:justify-single-word="false"/>
      <style:text-properties fo:font-size="10pt" officeooo:rsid="001ffadc" officeooo:paragraph-rsid="001ffadc" style:font-size-asian="10pt" style:font-size-complex="10pt"/>
    </style:style>
    <!-- back cel content -->
    <style:style style:name="P3" style:family="paragraph" style:parent-style-name="Table_20_Contents">
      <style:paragraph-properties fo:text-align="center" style:justify-single-word="false"/>
      <style:text-properties fo:font-size="24pt" officeooo:rsid="000fa901" officeooo:paragraph-rsid="000fa901" style:font-size-asian="24pt" style:font-size-complex="24pt"/>
    </style:style>
    <!-- back cel footer -->
    <style:style style:name="P4" style:family="paragraph" style:parent-style-name="Table_20_Contents">
      <style:paragraph-properties fo:text-align="center" style:justify-single-word="false"/>
      <style:text-properties fo:font-size="12pt" officeooo:rsid="000fa901" officeooo:paragraph-rsid="000fa90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PAGE_PLACEHOLDER -->
      <text:p text:style-name="Standard">
            <text:soft-page-break/>
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299in" fo:margin-bottom="0.1299in" fo:margin-left="0.3402in" fo:margin-right="0.3402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1:36:21.311902700</meta:creation-date>
    <dc:date>2018-08-24T06:49:02.837871141</dc:date>
    <meta:editing-duration>PT21M16S</meta:editing-duration>
    <meta:editing-cycles>15</meta:editing-cycles>
    <meta:generator>LibreOffice/5.1.6.2$Linux_X86_64 LibreOffice_project/10m0$Build-2</meta:generator>
    <meta:document-statistic meta:table-count="3" meta:image-count="1" meta:object-count="0" meta:page-count="3" meta:paragraph-count="16" meta:word-count="41" meta:character-count="189" meta:non-whitespace-character-count="161"/>
  </office:meta>
</office:document-meta>
</file>